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143be9" officeooo:paragraph-rsid="00143be9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43be9" officeooo:paragraph-rsid="00143be9"/>
    </style:style>
    <style:style style:name="T1" style:family="text">
      <style:text-properties officeooo:rsid="001577c6"/>
    </style:style>
    <style:style style:name="T2" style:family="text">
      <style:text-properties fo:font-style="italic" officeooo:rsid="001577c6" style:font-style-asian="italic" style:font-style-complex="italic"/>
    </style:style>
    <style:style style:name="T3" style:family="text">
      <style:text-properties fo:font-style="normal" officeooo:rsid="001577c6" style:font-style-asian="normal" style:font-style-complex="normal"/>
    </style:style>
    <style:style style:name="T4" style:family="text">
      <style:text-properties fo:font-style="normal" officeooo:rsid="0016893b" style:font-style-asian="normal" style:font-style-complex="normal"/>
    </style:style>
    <style:style style:name="T5" style:family="text">
      <style:text-properties fo:font-style="normal" officeooo:rsid="00191713" style:font-style-asian="normal" style:font-style-complex="normal"/>
    </style:style>
    <style:style style:name="T6" style:family="text">
      <style:text-properties officeooo:rsid="00186810"/>
    </style:style>
    <style:style style:name="T7" style:family="text">
      <style:text-properties style:font-name="Times New Roman1" fo:font-style="normal" officeooo:rsid="00191713" style:font-style-asian="normal" style:font-style-complex="normal"/>
    </style:style>
    <style:style style:name="T8" style:family="text">
      <style:text-properties style:text-position="sub 58%" fo:font-style="normal" officeooo:rsid="00191713" style:font-style-asian="normal" style:font-style-complex="normal"/>
    </style:style>
    <style:style style:name="T9" style:family="text">
      <style:text-properties style:text-position="sub 58%" style:font-name="Times New Roman1" fo:font-style="normal" officeooo:rsid="00191713" style:font-name-asian="Times New Roman1" style:font-style-asian="normal" style:font-name-complex="Times New Roman1" style:font-style-complex="normal"/>
    </style:style>
    <style:style style:name="T10" style:family="text">
      <style:text-properties style:text-position="0% 100%" style:font-name="Times New Roman1" fo:font-style="normal" fo:font-weight="normal" officeooo:rsid="00191713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text-position="0% 100%" style:font-name="Times New Roman1" fo:font-style="normal" fo:font-weight="normal" officeooo:rsid="001936c3" style:font-name-asian="Times New Roman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style:text-position="0% 100%" style:font-name="Times New Roman1" fo:font-style="normal" fo:font-weight="normal" officeooo:rsid="001a04c2" style:font-name-asian="Times New Roman1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style:text-position="0% 100%" style:font-name="Times New Roman1" fo:font-style="italic" fo:font-weight="normal" officeooo:rsid="00191713" style:font-name-asian="Times New Roman1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style:text-position="0% 100%" style:font-name="Times New Roman1" fo:font-style="italic" fo:font-weight="normal" officeooo:rsid="001a04c2" style:font-name-asian="Times New Roman1" style:font-style-asian="italic" style:font-weight-asian="normal" style:font-name-complex="Times New Roman1" style:font-style-complex="italic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Euler não era professor, mas teve grande influência no ensino da Matemática, mais do que qualquer outro devido a suas três grandes obras:</text:p>
      <text:list xml:id="list2158941578" text:style-name="L1">
        <text:list-item>
          <text:p text:style-name="P2">Instruductio in Analysin <text:span text:style-name="T6">Infinitorun </text:span><text:s/>(1748);</text:p>
        </text:list-item>
        <text:list-item>
          <text:p text:style-name="P2">Institutiones Calculi Differentialis (1755);</text:p>
        </text:list-item>
        <text:list-item>
          <text:p text:style-name="P2">Insitutiones Calculi Integralis (1768-1794);</text:p>
        </text:list-item>
      </text:list>
      <text:p text:style-name="P1"/>
      <text:p text:style-name="P1"><text:tab/>Leornard <text:span text:style-name="T1">possuía</text:span> vasto conhecimentos em quase todas os ramos da matemática pura e aplicada. <text:span text:style-name="T1">Além disso, era construtor de notação mais bem-sucedido de todos os tempos, escrevia em linguagem e notação que se escreve atualmente. Usava a letra </text:span><text:span text:style-name="T2">e</text:span><text:span text:style-name="T3"> para representar a base do sistema de logaritmos naturais. A letra grega π para a razão da circunferência para o diâmetro em um círculo, teve seu uso definitivo é em grande parte devido a Euler. Outro símbolo criado por ele foi o número </text:span><text:span text:style-name="T2">i </text:span><text:span text:style-name="T3">para, </text:span><text:span text:style-name="T4">primeiramente o utilizava para representar um “número infinito”, para raiz de um número negativo esta notação foi designada quase ao fim de sua vida. </text:span><text:span text:style-name="T5">A chamada constante de Euler representada pela letra grega </text:span><text:span text:style-name="T7">γ</text:span><text:span text:style-name="T4"> <text:s/></text:span><text:span text:style-name="T5">é uma sexta constante matemática importante, o número definido como lim</text:span><text:span text:style-name="T8"> n→ </text:span><text:span text:style-name="T9">∞ <text:s/></text:span><text:span text:style-name="T10">(1 + ½ + 1/3 + … + 1/</text:span><text:span text:style-name="T13">n – </text:span><text:span text:style-name="T10">ln</text:span><text:span text:style-name="T13">n</text:span><text:span text:style-name="T10">), número </text:span><text:span text:style-name="T11">conhecido que foi calculado com centanas de casas decimais, sendo 0,5772156649 as dez primeiras. </text:span><text:span text:style-name="T12">A designação l</text:span><text:span text:style-name="T14">x</text:span><text:span text:style-name="T12"> para logaritmo de </text:span><text:span text:style-name="T14">x</text:span><text:span text:style-name="T12">, o uso da letra Σ para indicar somatório e também a notação </text:span><text:span text:style-name="T14">f(x)</text:span><text:span text:style-name="T12"> para uma função de </text:span><text:span text:style-name="T14">x, </text:span><text:span text:style-name="T12">também foram contribuições importantes de Euler para a notação matemát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14:50.622000000</meta:creation-date>
    <dc:date>2019-06-25T15:42:35.809000000</dc:date>
    <meta:editing-duration>PT27M43S</meta:editing-duration>
    <meta:editing-cycles>7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5" meta:word-count="230" meta:character-count="1385" meta:non-whitespace-character-count="1157"/>
  </office:meta>
</office:document-meta>
</file>